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333333" style:font-name="DejaVu Sans Mono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333333" style:font-name="DejaVu Sans Mono" fo:font-size="10pt" fo:letter-spacing="normal" fo:font-style="normal" fo:font-weight="normal" officeooo:paragraph-rsid="0001bab4" style:font-size-asian="10pt" style:font-size-complex="10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style:font-name="DejaVu Sans Mono" fo:font-size="10pt" style:font-size-asian="10pt" style:font-size-complex="10pt"/>
    </style:style>
    <style:style style:name="P4" style:family="paragraph" style:parent-style-name="Preformatted_20_Text">
      <style:paragraph-properties fo:margin-top="0in" fo:margin-bottom="0in" style:contextual-spacing="false" style:line-height-at-least="0.198in" fo:padding="0in" fo:border="none"/>
      <style:text-properties fo:font-variant="normal" fo:text-transform="none" fo:color="#333333" style:font-name="DejaVu Sans Mono" fo:font-size="10pt" fo:letter-spacing="normal" style:font-size-asian="10pt" style:font-size-complex="10pt"/>
    </style:style>
    <style:style style:name="P5" style:family="paragraph" style:parent-style-name="Preformatted_20_Text">
      <style:paragraph-properties fo:margin-top="0in" fo:margin-bottom="0in" style:contextual-spacing="false" style:line-height-at-least="0.198in" fo:padding="0in" fo:border="none"/>
      <style:text-properties fo:font-variant="normal" fo:text-transform="none" fo:color="#333333" style:font-name="DejaVu Sans Mono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margin-top="0in" fo:margin-bottom="0in" style:contextual-spacing="false" style:line-height-at-least="0.198in" fo:padding="0in" fo:border="none"/>
      <style:text-properties fo:font-variant="normal" fo:text-transform="none" fo:color="#333333" style:font-name="DejaVu Sans Mono" fo:font-size="10pt" fo:letter-spacing="normal" fo:font-style="normal" fo:font-weight="normal" officeooo:paragraph-rsid="0001bab4" style:font-size-asian="10pt" style:font-size-complex="10pt"/>
    </style:style>
    <style:style style:name="P7" style:family="paragraph" style:parent-style-name="Preformatted_20_Text">
      <style:paragraph-properties fo:margin-top="0in" fo:margin-bottom="0in" style:contextual-spacing="false" style:line-height-at-least="0.198in" fo:padding="0in" fo:border="none"/>
      <style:text-properties style:font-name="DejaVu Sans Mono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in" style:contextual-spacing="false" style:line-height-at-least="0.198in" fo:padding="0in" fo:border="none"/>
      <style:text-properties style:font-name="DejaVu Sans Mono" fo:font-size="10pt" officeooo:paragraph-rsid="0001bab4" style:font-size-asian="10pt" style:font-size-complex="10pt"/>
    </style:style>
    <style:style style:name="P9" style:family="paragraph" style:parent-style-name="Preformatted_20_Text">
      <style:paragraph-properties fo:margin-top="0in" fo:margin-bottom="0in" style:contextual-spacing="false" style:line-height-at-least="0.198in" fo:padding="0in" fo:border="none"/>
      <style:text-properties style:font-name="DejaVu Sans Mono" fo:font-size="10pt" officeooo:paragraph-rsid="00022fe7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officeooo:rsid="0001bab4"/>
    </style:style>
    <style:style style:name="T3" style:family="text">
      <style:text-properties officeooo:rsid="00022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IR Blaster to Comcast DTA direct connect cable using an opto-isolator.</text:span></text:p>
      <text:p text:style-name="P2"><text:span text:style-name="T2"/></text:p>
      <text:p text:style-name="P2"><text:span text:style-name="T2">ASCII art schematic follows. <text:s/>Fixed font required for viewing.</text:span></text:p>
      <text:p text:style-name="P1"/>
      <text:p text:style-name="P3"/>
      <text:p text:style-name="P4"><text:s text:c="28"/><text:span text:style-name="T1">NTE3041</text:span></text:p>
      <text:p text:style-name="P4"><text:s text:c="28"/><text:span text:style-name="T1">+------+</text:span></text:p>
      <text:p text:style-name="P5">--------+ <text:s text:c="10"/>+-------+1 <text:s text:c="3"/>6+ <text:s/>+--------+ <text:s text:c="6"/>+--------</text:p>
      <text:p text:style-name="P5">////////| <text:s text:c="10"/>| <text:s text:c="6"/>| <text:s text:c="5"/>| <text:s/>| <text:s text:c="7"/>| <text:s text:c="6"/>|////////</text:p>
      <text:p text:style-name="P5">///////<text:span text:style-name="T2">/</text:span>+=========*=== <text:s text:c="2"/>+--+2 <text:s text:c="3"/>5+--+ <text:s text:c="2"/>===*===*=====+//////// <text:s text:c="5"/></text:p>
      <text:p text:style-name="P5">////////| <text:s text:c="6"/>| <text:s text:c="7"/>| <text:s/>| <text:s text:c="5"/>| <text:s text:c="14"/>| <text:s text:c="2"/>|////////</text:p>
      <text:p text:style-name="P5">--------+ <text:s text:c="6"/>+--------+ <text:s/>+3 <text:s text:c="3"/>4+---------------+ <text:s text:c="2"/>+--------</text:p>
      <text:p text:style-name="P4"><text:s text:c="28"/><text:span text:style-name="T1">+------+</text:span></text:p>
      <text:p text:style-name="P6">Mono <text:span text:style-name="T2">3.5mm <text:s text:c="4"/></text:span><text:s text:c="40"/><text:span text:style-name="T2">S</text:span>tereo <text:span text:style-name="T2">3.5mm</text:span></text:p>
      <text:p text:style-name="P5"><text:span text:style-name="T2">plug </text:span>to blaster <text:s text:c="39"/><text:span text:style-name="T2">plug </text:span>to DTA</text:p>
      <text:p text:style-name="P7"/>
      <text:p text:style-name="P8"><text:span text:style-name="T2"/></text:p>
      <text:p text:style-name="P8"><text:span text:style-name="T2">Parts list:</text:span></text:p>
      <text:p text:style-name="P8"><text:span text:style-name="T2"/></text:p>
      <text:p text:style-name="P8"><text:span text:style-name="T2">NTE3401 opto-isolator</text:span></text:p>
      <text:p text:style-name="P8"><text:span text:style-name="T2">“mono” (tip and sleeve) 3.5mm plug</text:span></text:p>
      <text:p text:style-name="P8"><text:span text:style-name="T2">“stereo” (tip, ring, and sleeve) 3.5mm plug</text:span></text:p>
      <text:p text:style-name="P8"><text:span text:style-name="T2">various heat shrink tubing</text:span></text:p>
      <text:p text:style-name="P8"><text:span text:style-name="T2">appropriate length two conductor wire (</text:span><text:span text:style-name="T3">shielded</text:span><text:span text:style-name="T2"> audio cable works well, </text:span><text:span text:style-name="T3">and</text:span><text:span text:style-name="T2"> </text:span><text:span text:style-name="T3">in my <text:tab/>case, I used a 6' stereo extension cable, 3.5mm to 3.5mm, and cut the cable <text:tab/>in half, resulting in two 3' usable wires, of which I only need the ring and <text:tab/>sleeve wires to be used.)</text:span></text:p>
      <text:p text:style-name="P8"><text:span text:style-name="T2"/></text:p>
      <text:p text:style-name="P8"><text:span text:style-name="T2">Assembly:</text:span></text:p>
      <text:p text:style-name="P8"><text:span text:style-name="T2"/></text:p>
      <text:p text:style-name="P9"><text:span text:style-name="T3">Highly recommended to breadboard the design to insure it works with your IR blaster and your target device (not all use the same pin-outs on their IR in).</text:span></text:p>
      <text:p text:style-name="P8"><text:span text:style-name="T2">Decide where you want </text:span><text:span text:style-name="T3">the</text:span><text:span text:style-name="T2"> “bump in the cable” opto-isolator (center, near one end or the other), and cut the cable</text:span><text:span text:style-name="T3">s</text:span><text:span text:style-name="T2"> appropriately. <text:s/></text:span><text:span text:style-name="T3">Considering where you will need to have the heat shrink tubing, and solder in the opto-isolator, and the plugs, and use heat shrink tubing on the opto-isolator (and the plugs, as appropriate).</text:span></text:p>
      <text:p text:style-name="P8"><text:span text:style-name="T2"/></text:p>
      <text:p text:style-name="P8"><text:span text:style-name="T2">Use:</text:span></text:p>
      <text:p text:style-name="P8"><text:span text:style-name="T2"/></text:p>
      <text:p text:style-name="P8"><text:span text:style-name="T2">Plug mono plug into the IR blaster, plug the stereo plug in the DTA. <text:s/>Test that the IR blaster can change the channel on the DTA. <text:s/>In the case of the Comcast DTA, after the direct connect cable is attached, it is a good idea to use electrical tape over the front of the DTA to avoid spurious IR signa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Buhrmaster</meta:initial-creator>
    <meta:creation-date>2013-05-06T22:27:43</meta:creation-date>
    <dc:date>2013-05-06T22:55:49</dc:date>
    <dc:creator>Gary Buhrmaster</dc:creator>
    <meta:editing-duration>PT8M15S</meta:editing-duration>
    <meta:editing-cycles>1</meta:editing-cycles>
    <meta:document-statistic meta:table-count="0" meta:image-count="0" meta:object-count="0" meta:page-count="1" meta:paragraph-count="23" meta:word-count="285" meta:character-count="1890" meta:non-whitespace-character-count="1349"/>
    <meta:generator>LibreOffice/3.6$Linux_X86_64 LibreOffice_project/360m1$Build-2</meta:generator>
  </office:meta>
</office:document-meta>
</file>